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00000036074D9F404.tif" manifest:media-type="image/tiff"/>
  <manifest:file-entry manifest:full-path="Pictures/10000201000002D000000360C4E84B7B.tif" manifest:media-type="image/tiff"/>
  <manifest:file-entry manifest:full-path="Pictures/10000201000002D000000360D992EA35.tif" manifest:media-type="image/tiff"/>
  <manifest:file-entry manifest:full-path="Pictures/10000201000002D0000003602AB4A5DB.tif" manifest:media-type="image/tiff"/>
  <manifest:file-entry manifest:full-path="Pictures/10000201000002D0000003603AEA5822.tif" manifest:media-type="image/tiff"/>
  <manifest:file-entry manifest:full-path="Pictures/10000201000002D0000003605D92DB3D.tif" manifest:media-type="image/tiff"/>
  <manifest:file-entry manifest:full-path="Pictures/10000201000002D000000360E9DA7F62.tif" manifest:media-type="image/tiff"/>
  <manifest:file-entry manifest:full-path="Pictures/10000201000002D0000003601B5CD037.tif" manifest:media-type="image/tiff"/>
  <manifest:file-entry manifest:full-path="Pictures/10000201000002D00000036016FA5562.tif" manifest:media-type="image/tiff"/>
  <manifest:file-entry manifest:full-path="Pictures/10000201000002D000000360BF24E554.tif" manifest:media-type="image/tiff"/>
  <manifest:file-entry manifest:full-path="Pictures/10000201000002D0000003606876CD07.tif" manifest:media-type="image/tiff"/>
  <manifest:file-entry manifest:full-path="Pictures/10000201000002D0000003608271E081.tif" manifest:media-type="image/tif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504cm" svg:height="21.005cm" svg:x="0.022cm" svg:y="0cm">
          <draw:image xlink:href="Pictures/10000201000002D0000003608271E081.tif" xlink:type="simple" xlink:show="embed" xlink:actuate="onLoad">
            <text:p/>
          </draw:image>
        </draw:frame>
        <draw:frame draw:style-name="gr1" draw:text-style-name="P1" draw:layer="layout" svg:width="17.504cm" svg:height="21.005cm" svg:x="16.625cm" svg:y="0cm">
          <draw:image xlink:href="Pictures/10000201000002D00000036016FA5562.tif" xlink:type="simple" xlink:show="embed" xlink:actuate="onLoad">
            <text:p/>
          </draw:image>
        </draw:frame>
        <draw:frame draw:style-name="gr2" draw:layer="layout" svg:width="2.032cm" svg:height="0.962cm" svg:x="16.51cm" svg:y="0.508cm">
          <draw:text-box>
            <text:p>2008</text:p>
          </draw:text-box>
        </draw:frame>
        <draw:frame draw:style-name="gr2" draw:layer="layout" svg:width="14.684cm" svg:height="0.962cm" svg:x="1.27cm" svg:y="19.866cm">
          <draw:text-box>
            <text:p>**PRISM precip is gold, tower is blue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7.504cm" svg:height="21.005cm" svg:x="0cm" svg:y="0.001cm">
          <draw:image xlink:href="Pictures/10000201000002D000000360E9DA7F62.tif" xlink:type="simple" xlink:show="embed" xlink:actuate="onLoad">
            <text:p/>
          </draw:image>
        </draw:frame>
        <draw:frame draw:style-name="gr1" draw:text-style-name="P1" draw:layer="layout" svg:width="17.504cm" svg:height="21.005cm" svg:x="16.648cm" svg:y="0cm">
          <draw:image xlink:href="Pictures/10000201000002D0000003605D92DB3D.tif" xlink:type="simple" xlink:show="embed" xlink:actuate="onLoad">
            <text:p/>
          </draw:image>
        </draw:frame>
        <draw:frame draw:style-name="gr2" draw:layer="layout" svg:width="2.032cm" svg:height="0.962cm" svg:x="16.51cm" svg:y="0.508cm">
          <draw:text-box>
            <text:p>2009</text:p>
          </draw:text-box>
        </draw:frame>
        <draw:frame draw:style-name="gr2" draw:layer="layout" svg:width="14.684cm" svg:height="0.962cm" svg:x="1.27cm" svg:y="19.866cm">
          <draw:text-box>
            <text:p>**PRISM precip is gold, tower is blue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7.504cm" svg:height="21.005cm" svg:x="0.022cm" svg:y="0.001cm">
          <draw:image xlink:href="Pictures/10000201000002D0000003601B5CD037.tif" xlink:type="simple" xlink:show="embed" xlink:actuate="onLoad">
            <text:p/>
          </draw:image>
        </draw:frame>
        <draw:frame draw:style-name="gr1" draw:text-style-name="P1" draw:layer="layout" svg:width="17.504cm" svg:height="21.005cm" svg:x="16.732cm" svg:y="0.001cm">
          <draw:image xlink:href="Pictures/10000201000002D0000003603AEA5822.tif" xlink:type="simple" xlink:show="embed" xlink:actuate="onLoad">
            <text:p/>
          </draw:image>
        </draw:frame>
        <draw:frame draw:style-name="gr2" draw:layer="layout" svg:width="2.032cm" svg:height="0.962cm" svg:x="16.51cm" svg:y="0.508cm">
          <draw:text-box>
            <text:p>2010</text:p>
          </draw:text-box>
        </draw:frame>
        <draw:frame draw:style-name="gr2" draw:layer="layout" svg:width="14.684cm" svg:height="0.962cm" svg:x="1.27cm" svg:y="19.866cm">
          <draw:text-box>
            <text:p>**PRISM precip is gold, tower is blue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7.504cm" svg:height="21.005cm" svg:x="0.022cm" svg:y="0.001cm">
          <draw:image xlink:href="Pictures/10000201000002D0000003606876CD07.tif" xlink:type="simple" xlink:show="embed" xlink:actuate="onLoad">
            <text:p/>
          </draw:image>
        </draw:frame>
        <draw:frame draw:style-name="gr1" draw:text-style-name="P1" draw:layer="layout" svg:width="17.504cm" svg:height="21.005cm" svg:x="16.554cm" svg:y="0cm">
          <draw:image xlink:href="Pictures/10000201000002D000000360C4E84B7B.tif" xlink:type="simple" xlink:show="embed" xlink:actuate="onLoad">
            <text:p/>
          </draw:image>
        </draw:frame>
        <draw:frame draw:style-name="gr2" draw:layer="layout" svg:width="2.032cm" svg:height="0.962cm" svg:x="16.51cm" svg:y="0.508cm">
          <draw:text-box>
            <text:p>2011</text:p>
          </draw:text-box>
        </draw:frame>
        <draw:frame draw:style-name="gr2" draw:layer="layout" svg:width="14.684cm" svg:height="0.962cm" svg:x="1.27cm" svg:y="19.866cm">
          <draw:text-box>
            <text:p>**PRISM precip is gold, tower is blue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7.504cm" svg:height="21.005cm" svg:x="0.022cm" svg:y="0.001cm">
          <draw:image xlink:href="Pictures/10000201000002D0000003602AB4A5DB.tif" xlink:type="simple" xlink:show="embed" xlink:actuate="onLoad">
            <text:p/>
          </draw:image>
        </draw:frame>
        <draw:frame draw:style-name="gr1" draw:text-style-name="P1" draw:layer="layout" svg:width="17.504cm" svg:height="21.005cm" svg:x="16.694cm" svg:y="0.001cm">
          <draw:image xlink:href="Pictures/10000201000002D000000360BF24E554.tif" xlink:type="simple" xlink:show="embed" xlink:actuate="onLoad">
            <text:p/>
          </draw:image>
        </draw:frame>
        <draw:frame draw:style-name="gr2" draw:layer="layout" svg:width="2.032cm" svg:height="0.962cm" svg:x="16.51cm" svg:y="0.508cm">
          <draw:text-box>
            <text:p>2012</text:p>
          </draw:text-box>
        </draw:frame>
        <draw:frame draw:style-name="gr2" draw:layer="layout" svg:width="14.684cm" svg:height="0.962cm" svg:x="1.27cm" svg:y="19.866cm">
          <draw:text-box>
            <text:p>**PRISM precip is gold, tower is blue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17.504cm" svg:height="21.005cm" svg:x="0.022cm" svg:y="0.077cm">
          <draw:image xlink:href="Pictures/10000201000002D00000036074D9F404.tif" xlink:type="simple" xlink:show="embed" xlink:actuate="onLoad">
            <text:p/>
          </draw:image>
        </draw:frame>
        <draw:frame draw:style-name="gr1" draw:text-style-name="P1" draw:layer="layout" svg:width="17.504cm" svg:height="21.005cm" svg:x="16.61cm" svg:y="0.077cm">
          <draw:image xlink:href="Pictures/10000201000002D000000360D992EA35.tif" xlink:type="simple" xlink:show="embed" xlink:actuate="onLoad">
            <text:p/>
          </draw:image>
        </draw:frame>
        <draw:frame draw:style-name="gr2" draw:layer="layout" svg:width="2.032cm" svg:height="0.962cm" svg:x="16.51cm" svg:y="0.508cm">
          <draw:text-box>
            <text:p>2013</text:p>
          </draw:text-box>
        </draw:frame>
        <draw:frame draw:style-name="gr2" draw:layer="layout" svg:width="14.684cm" svg:height="0.962cm" svg:x="1.27cm" svg:y="19.866cm">
          <draw:text-box>
            <text:p>**PRISM precip is gold, tower is blue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5.56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5.489cm" svg:x="1cm" svg:y="3.176cm"/>
      <draw:page-thumbnail draw:layer="backgroundobjects" svg:width="9.294cm" svg:height="5.489cm" svg:x="1cm" svg:y="11.224cm"/>
      <draw:page-thumbnail draw:layer="backgroundobjects" svg:width="9.294cm" svg:height="5.489cm" svg:x="1cm" svg:y="19.272cm"/>
      <draw:page-thumbnail draw:layer="backgroundobjects" svg:width="9.294cm" svg:height="5.489cm" svg:x="11.295cm" svg:y="3.176cm"/>
      <draw:page-thumbnail draw:layer="backgroundobjects" svg:width="9.294cm" svg:height="5.489cm" svg:x="11.295cm" svg:y="11.224cm"/>
      <draw:page-thumbnail draw:layer="backgroundobjects" svg:width="9.294cm" svg:height="5.489cm" svg:x="11.295cm" svg:y="19.272cm"/>
    </style:handout-master>
    <style:master-page style:name="Default" style:page-layout-name="PM1" draw:style-name="Mdp1">
      <draw:frame presentation:style-name="Default-title" draw:layer="backgroundobjects" svg:width="32.003cm" svg:height="3.507cm" svg:x="1.778cm" svg:y="0.837cm" presentation:class="title" presentation:placeholder="true">
        <draw:text-box/>
      </draw:frame>
      <draw:frame presentation:style-name="Default-outline1" draw:layer="backgroundobjects" svg:width="32.003cm" svg:height="12.182cm" svg:x="1.778cm" svg:y="4.915cm" presentation:class="outline" presentation:placeholder="true">
        <draw:text-box/>
      </draw:frame>
      <draw:frame presentation:style-name="Mpr1" draw:text-style-name="MP1" draw:layer="backgroundobjects" svg:width="8.284cm" svg:height="1.448cm" svg:x="1.778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11.271cm" svg:height="1.448cm" svg:x="12.16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8.284cm" svg:height="1.448cm" svg:x="25.495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8T11:25:33.329323468</meta:creation-date>
    <dc:date>2015-03-08T11:43:30.303579490</dc:date>
    <meta:editing-duration>PT2M46S</meta:editing-duration>
    <meta:editing-cycles>2</meta:editing-cycles>
    <meta:generator>LibreOffice/4.2.7.2$Linux_X86_64 LibreOffice_project/420m0$Build-2</meta:generator>
    <meta:document-statistic meta:object-count="57"/>
  </office:meta>
</office:document-meta>
</file>